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6pt" fo:font-weight="bold" officeooo:rsid="0005a6c2" officeooo:paragraph-rsid="0005a6c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5a6c2" officeooo:paragraph-rsid="0005a6c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normal" officeooo:rsid="0005a6c2" officeooo:paragraph-rsid="0005a6c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normal" officeooo:rsid="0005a6c2" officeooo:paragraph-rsid="0005a6c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6b7db" officeooo:paragraph-rsid="0006b7db"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5a6c2" officeooo:paragraph-rsid="0005a6c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paragraph-rsid="0007d425"/>
    </style:style>
    <style:style style:name="P8"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5a6c2" officeooo:paragraph-rsid="0005a6c2"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7d425" officeooo:paragraph-rsid="0007d42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5a6c2"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6b7db"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5a6c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6b7d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5a6c2" officeooo:paragraph-rsid="0005a6c2" style:font-size-asian="12pt" style:font-weight-asian="normal" style:font-size-complex="12pt" style:font-weight-complex="normal"/>
    </style:style>
    <style:style style:name="T1" style:family="text">
      <style:text-properties style:font-name="Arial"/>
    </style:style>
    <style:style style:name="T2" style:family="text">
      <style:text-properties fo:font-variant="normal" fo:text-transform="none" fo:color="#374151" loext:opacity="100%" style:font-name="Arial" fo:letter-spacing="normal" fo:font-style="normal"/>
    </style:style>
    <style:style style:name="T3" style:family="text">
      <style:text-properties fo:font-variant="normal" fo:text-transform="none" fo:color="#374151" loext:opacity="100%" style:font-name="Arial" fo:letter-spacing="normal" fo:font-style="normal" officeooo:rsid="0006b7db"/>
    </style:style>
    <style:style style:name="T4" style:family="text">
      <style:text-properties fo:font-variant="normal" fo:text-transform="none" fo:color="#374151" loext:opacity="100%" style:font-name="Arial" fo:letter-spacing="normal" fo:font-style="normal" officeooo:rsid="0005a6c2" style:font-size-asian="14pt" style:font-weight-asian="bold" style:font-size-complex="14pt" style:font-weight-complex="bold"/>
    </style:style>
    <style:style style:name="T5" style:family="text">
      <style:text-properties fo:font-variant="normal" fo:text-transform="none" fo:color="#374151" loext:opacity="100%" style:font-name="Arial" fo:letter-spacing="normal" fo:font-style="normal" officeooo:rsid="0006b7db" style:font-size-asian="14pt" style:font-weight-asian="bold" style:font-size-complex="14pt" style:font-weight-complex="bold"/>
    </style:style>
    <style:style style:name="T6" style:family="text">
      <style:text-properties fo:font-variant="normal" fo:text-transform="none" fo:color="#374151" loext:opacity="100%" style:font-name="Arial" fo:font-size="12pt" fo:letter-spacing="normal" fo:font-style="normal" fo:font-weight="normal"/>
    </style:style>
    <style:style style:name="T7" style:family="text">
      <style:text-properties fo:font-variant="normal" fo:text-transform="none" fo:color="#374151" loext:opacity="100%" style:font-name="Arial" fo:font-size="12pt" fo:letter-spacing="normal" fo:font-style="normal" fo:font-weight="normal" officeooo:rsid="0006b7db"/>
    </style:style>
    <style:style style:name="T8" style:family="text">
      <style:text-properties officeooo:rsid="0007d425"/>
    </style:style>
    <style:style style:name="T9" style:family="text">
      <style:text-properties officeooo:rsid="0007d425"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PRESA INICIATIVA EMPRENDEDORA <text:s/></text:p>
      <text:p text:style-name="P2"/>
      <text:p text:style-name="P2">PROPUESTA DE VALOR : </text:p>
      <text:p text:style-name="P2"/>
      <text:p text:style-name="P3">Nuestra propuesta de valor está específicamente dirigida al público español, con un enfoque especial en los aficionados jóvenes a las zapatillas deportivas, así como en personas de todas las edades que se dedican a la colección de calzado. Consideramos que estos segmentos de la población representan audiencias clave para nuestra oferta.</text:p>
      <text:p text:style-name="P3"/>
      <text:p text:style-name="P3">En términos de clientes más importantes, valoramos a todos nuestros clientes, ya que cada visita a nuestra plataforma contribuye al crecimiento y la visibilidad de nuestro servicio. Cuanto mayor sea la afluencia de usuarios a nuestra página, mayores serán las oportunidades para generar ingresos mediante acuerdos publicitarios. Por lo tanto, consideramos que todos los usuarios, independientemente de su edad o preferencias específicas, son esenciales para el éxito de nuestra empresa. </text:p>
      <text:p text:style-name="P14"><text:span text:style-name="T1">Estamos comprometidos en ofrecer una experiencia atractiva y valiosa para todos los visitantes, lo que a su vez fortalecerá nuestra posición en el mercado y maximizará el potencial de ingresos por publicidad.</text:span></text:p>
      <text:p text:style-name="P4"/>
      <text:p text:style-name="P6">SEGMENTOS : </text:p>
      <text:p text:style-name="P14"><text:line-break/><text:span text:style-name="T2">Nos centraremos en dos segmentos clave de mercado. En primer lugar, dirigiremos nuestra propuesta de valor hacia el público joven de España, específicamente aquellos apasionados por las zapatillas deportivas. En segundo lugar, nos dirigiremos a personas de todas las edades que se dedican a la colección de calzado. Consideramos que estos dos segmentos representan audiencias estratégicas para nuestra oferta y nos permitirán abordar de manera efectiva diversas preferencias dentro del mercado español. Al enfocarnos en estos dos segmentos, buscamos maximizar la relevancia y atracción de nuestra propuesta de valor, consolidando así nuestra posición en el mercado.</text:span></text:p>
      <text:p text:style-name="P4"><text:span text:style-name="T2"/></text:p>
      <text:p text:style-name="P6"><text:span text:style-name="T2">VALOR AÑADIDO: </text:span></text:p>
      <text:p text:style-name="P6"><text:span text:style-name="T2"/></text:p>
      <text:p text:style-name="P12">Nuestra plataforma ofrece un valor añadido único al proporcionar a los clientes acceso exclusivo a una amplia variedad de sneakers de alta calidad, tanto nuevos como de colección.</text:p>
      <text:p text:style-name="P12">Además, nos destacamos por facilitar el proceso de compra y venta, brindando una experiencia intuitiva y segura. La transparencia en los precios es la clave que agrega valor a la confianza del cliente.</text:p>
      <text:p text:style-name="P13">Opal aborda la necesidad la necesidad de los amantes de las zapatillas de encontrar un espacio centralizado y confiable para comprar, vender y coleccionar calzado.</text:p>
      <text:p text:style-name="P4"><text:span text:style-name="T2"/></text:p>
      <text:p text:style-name="P10">SERVICIOS OFREIDOS: <text:s/></text:p>
      <text:p text:style-name="P5"><text:span text:style-name="T2"/></text:p>
      <text:p text:style-name="P8"><text:span text:style-name="T1">Para el público joven amante de las sneakers, proporcionamos acceso a las últimas tendencias y lanzamientos exclusivos, facilitando la conexión con sus marcas favoritas. A los coleccionistas de todas las edades, les ofrecemos un mercado especializado con productos únicos y raros, así como herramientas para gestionar y expandir sus colecciones. </text:span></text:p>
      <text:p text:style-name="P8"/>
      <text:p text:style-name="P11"><text:soft-page-break/>NECESIDADES CUBIERTAS: </text:p>
      <text:p text:style-name="P11"/>
      <text:p text:style-name="P8"><text:span text:style-name="T1">Satisfacemos las pasiones de nuestros clientes proporcionándoles acceso a un mercado diverso y confiable de zapatillas, mientras abordamos la preocupación ambiental al promover el reciclaje y prácticas sostenibles en la industria del calzado. Además, ofrecemos a las marcas la oportunidad de conectarse con un público comprometido y diverso a través de nuestra plataforma, generando ingresos y fortaleciendo nuestra presencia en el mercado.</text:span></text:p>
      <text:p text:style-name="P8"><text:span text:style-name="T2"/></text:p>
      <text:p text:style-name="P9"><text:span text:style-name="T1">CANALES : </text:span></text:p>
      <text:p text:style-name="P9"/>
      <text:p text:style-name="P7"><text:span text:style-name="T9">Incluimos canales como </text:span>plataformas en línea, redes sociales, asociaciones con influencers y bloggers especializados en sneakers, así como campañas de marketing digital. Además, <text:span text:style-name="T8">l</text:span>a efectividad de los canales puede variar, pero hasta el momento, hemos observado que las redes sociales, especialmente Instagram y Twitter, han sido altamente efectivas para llegar a nuestro público objetivo.<text:span text:style-name="T8">Tambien </text:span>la publicidad en línea a través de plataformas especializadas en moda y calzado ha mostrado buenos resulta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29T14:31:28.943821873</dc:date>
    <meta:editing-duration>PT3M4S</meta:editing-duration>
    <meta:editing-cycles>1</meta:editing-cycles>
    <meta:generator>LibreOffice/7.3.7.2$Linux_X86_64 LibreOffice_project/30$Build-2</meta:generator>
    <meta:document-statistic meta:table-count="0" meta:image-count="0" meta:object-count="0" meta:page-count="2" meta:paragraph-count="17" meta:word-count="535" meta:character-count="3668" meta:non-whitespace-character-count="3138"/>
  </office:meta>
</office:document-meta>
</file>